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141823" style:text-line-through-style="none" style:font-name="Times New Roman" fo:font-size="12pt" fo:font-style="normal" style:text-underline-style="none" fo:font-weight="normal" style:text-blinking="false" fo:background-color="#ffffff" style:font-size-asian="12pt" style:font-size-complex="12pt"/>
    </style:style>
    <style:style style:name="P6" style:family="paragraph" style:parent-style-name="Text_20_body">
      <style:text-properties style:font-name="Times New Roman" fo:font-size="12pt" style:font-size-asian="12pt" style:font-size-complex="12pt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141823" style:text-line-through-style="none" style:font-name="Times New Roman" fo:font-size="12pt" fo:font-style="normal" style:text-underline-style="none" fo:font-weight="normal" style:text-blinking="false" fo:background-color="#ffffff" style:font-size-asian="12pt" style:font-size-complex="12pt"/>
    </style:style>
    <style:style style:name="T1" style:family="text">
      <style:text-properties fo:font-variant="normal" fo:text-transform="none" fo:color="#141823" style:text-line-through-style="none" style:font-name="Arial1" fo:font-size="11.25pt" fo:font-style="normal" style:text-underline-style="none" fo:font-weight="normal" style:text-blinking="false" fo:background-color="#ffffff"/>
    </style:style>
    <style:style style:name="T2" style:family="text">
      <style:text-properties fo:font-variant="normal" fo:text-transform="none" fo:color="#141823" style:text-line-through-style="none" style:font-name="Arial1" fo:font-style="normal" style:text-underline-style="none" fo:font-weight="normal" style:text-blinking="false" fo:background-color="#ffffff"/>
    </style:style>
    <style:style style:name="T3" style:family="text">
      <style:text-properties fo:font-variant="normal" fo:text-transform="none" fo:color="#141823" style:text-line-through-style="none" fo:font-size="11.25pt" fo:font-style="normal" style:text-underline-style="none" fo:font-weight="normal" style:text-blinking="false" fo:background-color="#ffffff"/>
    </style:style>
    <style:style style:name="T4" style:family="text">
      <style:text-properties fo:font-variant="normal" fo:text-transform="none" fo:color="#141823" style:text-line-through-style="none" fo:font-style="normal" style:text-underline-style="none" fo:font-weight="normal" style:text-blinking="false" fo:background-color="#ffffff"/>
    </style:style>
    <style:style style:name="T5" style:family="text">
      <style:text-properties style:font-name="Times New Roman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P 4 – PL/SQL - Transactions</text:p>
      <text:p text:style-name="P1"/>
      <text:p text:style-name="P1">Exercice 2 :</text:p>
      <text:p text:style-name="P1"/>
      <text:p text:style-name="P1">Sans primary key :</text:p>
      <text:p text:style-name="P1"/>
      <text:p text:style-name="P1">1) insert into reservation values(1,20,'Ugo');</text:p>
      <text:p text:style-name="P1"/>
      <text:p text:style-name="P1">2) La réservation ne s'affiche pas sur la 1ère session, on n'a pas utilisé de commit.</text:p>
      <text:p text:style-name="P1"/>
      <text:p text:style-name="P1">3) L'insertion se fait sans problème, car il n'y a pas de primary key sur la table. Virtuellement il y a simplement deux fois le même tuple, mais ce n'est pas encore visible à cause de la propriété d'isolation des transactions</text:p>
      <text:p text:style-name="P1"/>
      <text:p text:style-name="P1">4) Le tuple de la seconde session est supprimé, il n'en restera qu'un après commit.</text:p>
      <text:p text:style-name="P1"/>
      <text:p text:style-name="P1">5) La réservation ne s'affiche que dans la première session.</text:p>
      <text:p text:style-name="P1"/>
      <text:p text:style-name="P1">6) La deuxième session valide les infos d'insertion de la première session.</text:p>
      <text:p text:style-name="P1"/>
      <text:p text:style-name="P1">7) La réservation s'affiche sur les deux sessions.</text:p>
      <text:p text:style-name="P1"/>
      <text:p text:style-name="P1">8) On a une certaine liberté sans primary key sur la table.</text:p>
      <text:p text:style-name="P1"/>
      <text:p text:style-name="P5"><text:bookmark text:name="docs-internal-guid-cbe1da9c-2f4c-51a1-4a5e-c2766457458d"/>PARTIE 2</text:p>
      <text:p text:style-name="P6"/>
      <text:p text:style-name="P8">1) La réservation R1 est modifiée dans la première session.</text:p>
      <text:p text:style-name="P6"/>
      <text:p text:style-name="P8">2) La réservation R2 est modifiée dans la seconde session.</text:p>
      <text:p text:style-name="P6"/>
      <text:p text:style-name="P8">3) On ne peut pas modifier R1 dans la seconde session car cela ORACLE retourne une erreur.</text:p>
      <text:p text:style-name="P6"/>
      <text:p text:style-name="P8">4)ERREUR à la ligne 1 :</text:p>
      <text:p text:style-name="P8">ORA-00060: détection d'interblocage pendant l'attente d'une ressource.</text:p>
      <text:p text:style-name="P6"/>
      <text:p text:style-name="P8">5) La seconde session est débloquée.</text:p>
      <text:p text:style-name="P6"><text:line-break/><text:span text:style-name="T4">6) Le rollback est effectué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vec primary key :</text:p>
      <text:p text:style-name="P1"/>
      <text:p text:style-name="P1">Alter table reservation add primary key(seance, place);</text:p>
      <text:p text:style-name="P1"><text:span text:style-name="T5"/></text:p>
      <text:p text:style-name="P7"><text:bookmark text:name="docs-internal-guid-cbe1da9c-2f4e-9e05-182e-b5c7ce054d0f"/><text:span text:style-name="T4">PARTIE 1 :</text:span></text:p>
      <text:p text:style-name="P8">1) 2èmùe console :</text:p>
      <text:p text:style-name="P8">insert into reservation values (1,20,'Ugo') ;</text:p>
      <text:p text:style-name="P6"/>
      <text:p text:style-name="P8">2) La réservation n’apparaît que dans la seconde console</text:p>
      <text:p text:style-name="P6"/>
      <text:p text:style-name="P8">3)1ère console :</text:p>
      <text:p text:style-name="P8">insert into reservation values (1,20,'Ugo') ;</text:p>
      <text:p text:style-name="P8">La première session est bloquée sur l'insertion</text:p>
      <text:p text:style-name="P6"/>
      <text:p text:style-name="P8">4)2ème console :</text:p>
      <text:p text:style-name="P8">rollback ;</text:p>
      <text:p text:style-name="P8">La 1ere console debloque et effectue son insert</text:p>
      <text:p text:style-name="P6"/>
      <text:p text:style-name="P8">5) La réservation n’apparaît que dans la première console</text:p>
      <text:p text:style-name="P6"/>
      <text:p text:style-name="P8">6) commit ;</text:p>
      <text:p text:style-name="P8">sauvegarde la modification</text:p>
      <text:p text:style-name="P6"><text:line-break/><text:span text:style-name="T4">7) On voit que le réservation apparaît dans les deux consoles.</text:span> </text:p>
      <text:p text:style-name="P4"/>
      <text:p text:style-name="P5"><text:bookmark text:name="docs-internal-guid-cbe1da9c-2f53-61d6-4c81-9a08dfd00432"/>PARTIE 2 :</text:p>
      <text:p text:style-name="P8">1)La réservation R1 est modifiée dans la première session.</text:p>
      <text:p text:style-name="P6"/>
      <text:p text:style-name="P8">2)La réservation R2 est modifiée dans la seconde session</text:p>
      <text:p text:style-name="P6"/>
      <text:p text:style-name="P8">3) La seconde session est bloquée sur la modification de la réservation R1</text:p>
      <text:p text:style-name="P6"/>
      <text:p text:style-name="P8">4) Impossible, la demande de la modification de la réservation R2 par la première session est annulée.</text:p>
      <text:p text:style-name="P6"/>
      <text:p text:style-name="P8">5) Comme dans l'exercice précédent, la première console annule sa dernière modification et débloque ainsi la seconde console qui fini son travail.</text:p>
      <text:p text:style-name="P6"/>
      <text:p text:style-name="P8">6) La seconde session défait son travail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ZOUHIRI Malik – Groupe Info 2B – BD (09/12)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H37M10S</meta:editing-duration>
    <meta:editing-cycles>14</meta:editing-cycles>
    <meta:generator>OpenOffice/4.1.0$Win32 OpenOffice.org_project/410m18$Build-9764</meta:generator>
    <dc:date>2014-12-09T14:55:24.25</dc:date>
    <dc:creator>Malik Zouhiri</dc:creator>
    <meta:document-statistic meta:table-count="0" meta:image-count="0" meta:object-count="0" meta:page-count="2" meta:paragraph-count="43" meta:word-count="372" meta:character-count="2186"/>
    <meta:user-defined meta:name="Info 1"/>
    <meta:user-defined meta:name="Info 2"/>
    <meta:user-defined meta:name="Info 3"/>
    <meta:user-defined meta:name="Info 4"/>
  </office:meta>
</office:document-meta>
</file>